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9.152cm"/>
      <style:paragraph-properties style:writing-mode="lr-tb"/>
    </style:style>
    <style:style style:name="gr2" style:family="graphic" style:parent-style-name="standard">
      <style:graphic-properties draw:fill-color="#fafafa" draw:textarea-horizontal-align="justify" draw:textarea-vertical-align="middle" draw:auto-grow-height="false" fo:min-height="1.909cm" fo:min-width="1.40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afafa" draw:textarea-horizontal-align="justify" draw:textarea-vertical-align="middle" draw:auto-grow-height="false" fo:min-height="1.909cm" fo:min-width="2.04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-color="#fafafa" draw:textarea-horizontal-align="justify" draw:textarea-vertical-align="middle" draw:auto-grow-height="false" fo:min-height="3.179cm" fo:min-width="13.851cm"/>
      <style:paragraph-properties style:writing-mode="lr-tb"/>
    </style:style>
    <style:style style:name="gr8" style:family="graphic" style:parent-style-name="standard" style:list-style-name="L1">
      <style:graphic-properties draw:fill-color="#fafafa" draw:textarea-horizontal-align="justify" draw:textarea-vertical-align="middle" draw:auto-grow-height="false" fo:min-height="1.909cm" fo:min-width="3.69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afafa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end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afafa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afafa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0.762cm" svg:x="5.445cm" svg:y="16.875cm">
          <text:p text:style-name="P1">JTAG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05cm" svg:height="2.159cm" svg:x="5.064cm" svg:y="20.812cm">
          <text:p text:style-name="P1">TCK</text:p>
          <text:p text:style-name="P1">Pin35</text:p>
          <text:p text:style-name="P1">PH26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8cm" svg:y1="20.812cm" svg:x2="6.08cm" svg:y2="17.637cm">
          <text:p/>
        </draw:line>
        <draw:custom-shape draw:style-name="gr2" draw:text-style-name="P2" draw:layer="layout" svg:width="1.905cm" svg:height="2.159cm" svg:x="6.969cm" svg:y="20.812cm">
          <text:p text:style-name="P1">TMS</text:p>
          <text:p text:style-name="P1">Pin33</text:p>
          <text:p text:style-name="P1">PH27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85cm" svg:y1="20.812cm" svg:x2="7.985cm" svg:y2="17.637cm">
          <text:p/>
        </draw:line>
        <draw:custom-shape draw:style-name="gr2" draw:text-style-name="P2" draw:layer="layout" svg:width="1.905cm" svg:height="2.159cm" svg:x="13.319cm" svg:y="20.812cm">
          <text:p text:style-name="P1">TDI</text:p>
          <text:p text:style-name="P1">Pin36</text:p>
          <text:p text:style-name="P1">n.c.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05cm" svg:height="2.159cm" svg:x="11.414cm" svg:y="20.812cm">
          <text:p text:style-name="P1">TDO</text:p>
          <text:p text:style-name="P1">Pin34</text:p>
          <text:p text:style-name="P1">PH2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4cm" svg:height="2.159cm" svg:x="8.874cm" svg:y="20.812cm">
          <text:p text:style-name="P1">TDRTN</text:p>
          <text:p text:style-name="P1">Pin32</text:p>
          <text:p text:style-name="P1">PH25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885cm" svg:y1="17.636cm" svg:x2="9.894cm" svg:y2="20.811cm">
          <text:p/>
        </draw:line>
        <draw:connector draw:style-name="gr5" draw:text-style-name="P5" draw:layer="layout" draw:line-skew="-0.698cm" svg:x1="12.366cm" svg:y1="20.812cm" svg:x2="14.462cm" svg:y2="19.161cm" draw:start-shape="id1" draw:start-glue-point="0" draw:end-shape="id2" draw:end-glue-point="2" svg:d="M12366 20812v-1524h2096v-127" svg:viewBox="0 0 2097 1652">
          <text:p/>
        </draw:connector>
        <draw:line draw:style-name="gr3" draw:text-style-name="P3" xml:id="id2" draw:id="id2" draw:layer="layout" svg:x1="14.462cm" svg:y1="19.161cm" svg:x2="14.462cm" svg:y2="17.637cm">
          <text:p/>
        </draw:line>
        <draw:custom-shape draw:style-name="gr1" draw:text-style-name="P1" draw:layer="layout" svg:width="9.652cm" svg:height="0.762cm" svg:x="5.445cm" svg:y="12.938cm">
          <text:p text:style-name="P1">JTAG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8cm" svg:y1="16.875cm" svg:x2="6.08cm" svg:y2="13.7cm">
          <text:p/>
        </draw:line>
        <draw:line draw:style-name="gr3" draw:text-style-name="P3" draw:layer="layout" svg:x1="7.985cm" svg:y1="16.875cm" svg:x2="7.985cm" svg:y2="13.7cm">
          <text:p/>
        </draw:line>
        <draw:line draw:style-name="gr3" draw:text-style-name="P4" draw:layer="layout" svg:x1="9.885cm" svg:y1="13.699cm" svg:x2="9.894cm" svg:y2="16.874cm">
          <text:p/>
        </draw:line>
        <draw:connector draw:style-name="gr5" draw:text-style-name="P5" draw:layer="layout" draw:line-skew="-0.786cm" svg:x1="12.366cm" svg:y1="16.875cm" svg:x2="14.462cm" svg:y2="15.224cm" draw:end-shape="id3" draw:end-glue-point="2" svg:d="M12366 16875h-63v-1651h2159" svg:viewBox="0 0 2160 1652">
          <text:p/>
        </draw:connector>
        <draw:line draw:style-name="gr3" draw:text-style-name="P3" xml:id="id3" draw:id="id3" draw:layer="layout" svg:x1="14.462cm" svg:y1="15.224cm" svg:x2="14.462cm" svg:y2="13.7cm">
          <text:p/>
        </draw:line>
        <draw:custom-shape draw:style-name="gr1" draw:text-style-name="P1" draw:layer="layout" svg:width="9.652cm" svg:height="0.762cm" svg:x="5.445cm" svg:y="9.001cm">
          <text:p text:style-name="P1">JTAG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6.08cm" svg:y1="12.938cm" svg:x2="6.08cm" svg:y2="9.763cm">
          <text:p/>
        </draw:line>
        <draw:line draw:style-name="gr3" draw:text-style-name="P3" draw:layer="layout" svg:x1="7.985cm" svg:y1="12.938cm" svg:x2="7.985cm" svg:y2="9.763cm">
          <text:p/>
        </draw:line>
        <draw:line draw:style-name="gr3" draw:text-style-name="P4" draw:layer="layout" svg:x1="9.885cm" svg:y1="9.762cm" svg:x2="9.894cm" svg:y2="12.937cm">
          <text:p/>
        </draw:line>
        <draw:connector draw:style-name="gr5" draw:text-style-name="P5" draw:layer="layout" draw:line-skew="-0.786cm" svg:x1="12.366cm" svg:y1="12.938cm" svg:x2="14.462cm" svg:y2="11.287cm" draw:end-shape="id4" draw:end-glue-point="2" svg:d="M12366 12938h-63v-1651h2159" svg:viewBox="0 0 2160 1652">
          <text:p/>
        </draw:connector>
        <draw:line draw:style-name="gr3" draw:text-style-name="P3" xml:id="id4" draw:id="id4" draw:layer="layout" svg:x1="14.462cm" svg:y1="11.287cm" svg:x2="14.462cm" svg:y2="9.763cm">
          <text:p/>
        </draw:line>
        <draw:line draw:style-name="gr6" draw:text-style-name="P3" xml:id="id6" draw:id="id6" draw:layer="layout" svg:x1="12.303cm" svg:y1="9.001cm" svg:x2="12.303cm" svg:y2="7.604cm">
          <text:p/>
        </draw:line>
        <draw:line draw:style-name="gr6" draw:text-style-name="P3" xml:id="id5" draw:id="id5" draw:layer="layout" svg:x1="9.89cm" svg:y1="9.001cm" svg:x2="9.89cm" svg:y2="7.604cm">
          <text:p/>
        </draw:line>
        <draw:connector draw:style-name="gr5" draw:text-style-name="P5" draw:layer="layout" svg:x1="9.89cm" svg:y1="7.604cm" svg:x2="12.303cm" svg:y2="7.604cm" draw:start-shape="id5" draw:start-glue-point="0" draw:end-shape="id6" draw:end-glue-point="0" svg:d="M9890 7604h2413" svg:viewBox="0 0 2414 1">
          <text:p/>
        </draw:connector>
        <draw:custom-shape draw:style-name="gr7" draw:text-style-name="P6" draw:layer="layout" svg:width="14.351cm" svg:height="3.429cm" svg:x="3.286cm" svg:y="24.241cm">
          <text:p text:style-name="P5">JTAG Chain and end connection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91cm" svg:height="2.159cm" svg:x="15.351cm" svg:y="20.812cm">
          <text:p text:style-name="P7"><text:span text:style-name="T1">JTAG Name</text:span></text:p>
          <text:p text:style-name="P7"><text:span text:style-name="T1">Board Pinnumber</text:span></text:p>
          <text:p text:style-name="P7"><text:span text:style-name="T1">Olimex Pinnumb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1:21:58.745674602</meta:creation-date>
    <dc:date>2023-02-27T11:41:23.567955107</dc:date>
    <meta:editing-duration>PT8M27S</meta:editing-duration>
    <meta:editing-cycles>2</meta:editing-cycles>
    <meta:generator>LibreOffice/6.4.7.2$Linux_X86_64 LibreOffice_project/40$Build-2</meta:generator>
    <meta:document-statistic meta:object-count="28"/>
  </office:meta>
</office:document-meta>
</file>